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0938in"/>
    </style:style>
    <style:style style:name="Table1.B" style:family="table-column">
      <style:table-column-properties style:column-width="4.833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line-height="200%" fo:text-indent="0.198in" style:auto-text-indent="false"/>
    </style:style>
    <style:style style:name="P2" style:family="paragraph" style:parent-style-name="Standard">
      <style:paragraph-properties fo:margin-left="0in" fo:margin-right="0in" fo:line-height="200%" fo:text-indent="0.198in" style:auto-text-indent="false"/>
      <style:text-properties fo:font-weight="bold" style:font-weight-asian="bold" style:font-weight-complex="bold"/>
    </style:style>
    <style:style style:name="P3" style:family="paragraph" style:parent-style-name="Standard">
      <style:paragraph-properties fo:margin-left="0in" fo:margin-right="0in" fo:line-height="200%" fo:text-indent="0.198in" style:auto-text-indent="false"/>
      <style:text-properties fo:font-weight="normal" style:font-weight-asian="normal" style:font-weight-complex="normal"/>
    </style:style>
    <style:style style:name="P4" style:family="paragraph" style:parent-style-name="Standard">
      <style:paragraph-properties fo:margin-left="0in" fo:margin-right="0in" fo:line-height="200%" fo:text-indent="0.198in" style:auto-text-indent="false" fo:break-before="page"/>
      <style:text-properties fo:font-weight="bold" style:font-weight-asian="bold" style:font-weight-complex="bold"/>
    </style:style>
    <style:style style:name="P5" style:family="paragraph" style:parent-style-name="Standard">
      <style:paragraph-properties fo:margin-left="0in" fo:margin-right="0in" fo:line-height="200%" fo:text-indent="0.198in" style:auto-text-indent="false"/>
      <style:text-properties fo:font-weight="normal" style:font-weight-asian="normal" style:font-weight-complex="normal"/>
    </style:style>
    <style:style style:name="P6" style:family="paragraph" style:parent-style-name="Standard">
      <style:paragraph-properties fo:margin-left="0in" fo:margin-right="0in" fo:line-height="200%" fo:text-indent="0.198in" style:auto-text-indent="false"/>
      <style:text-properties fo:font-weight="bold" style:font-weight-asian="bold" style:font-weight-complex="bold"/>
    </style:style>
    <style:style style:name="P7" style:family="paragraph" style:parent-style-name="Standard">
      <style:paragraph-properties fo:line-height="100%">
        <style:tab-stops>
          <style:tab-stop style:position="0in"/>
        </style:tab-stops>
      </style:paragraph-properties>
      <style:text-properties fo:font-weight="bold" style:font-weight-asian="bold" style:font-weight-complex="bold"/>
    </style:style>
    <style:style style:name="P8" style:family="paragraph" style:parent-style-name="Standard" style:list-style-name="L1">
      <style:paragraph-properties fo:line-height="100%">
        <style:tab-stops>
          <style:tab-stop style:position="0in"/>
        </style:tab-stops>
      </style:paragraph-properties>
      <style:text-properties fo:font-weight="bold" style:font-weight-asian="bold" style:font-weight-complex="bold"/>
    </style:style>
    <style:style style:name="P9" style:family="paragraph" style:parent-style-name="Standard">
      <style:paragraph-properties fo:line-height="100%">
        <style:tab-stops>
          <style:tab-stop style:position="0in"/>
        </style:tab-stops>
      </style:paragraph-properties>
      <style:text-properties fo:font-weight="bold" style:font-weight-asian="bold" style:font-weight-complex="bold"/>
    </style:style>
    <style:style style:name="P10" style:family="paragraph" style:parent-style-name="Standard" style:list-style-name="L3">
      <style:paragraph-properties fo:line-height="100%">
        <style:tab-stops>
          <style:tab-stop style:position="0in"/>
        </style:tab-stops>
      </style:paragraph-properties>
      <style:text-properties fo:font-weight="bold" style:font-weight-asian="bold" style:font-weight-complex="bold"/>
    </style:style>
    <style:style style:name="P11" style:family="paragraph" style:parent-style-name="Standard">
      <style:paragraph-properties fo:margin-left="0in" fo:margin-right="0in" fo:line-height="100%" fo:text-indent="0in" style:auto-text-indent="false" fo:break-before="page">
        <style:tab-stops>
          <style:tab-stop style:position="0in"/>
        </style:tab-stops>
      </style:paragraph-properties>
      <style:text-properties fo:font-weight="bold" style:font-weight-asian="bold" style:font-weight-complex="bold"/>
    </style:style>
    <style:style style:name="P12" style:family="paragraph" style:parent-style-name="Standard">
      <style:paragraph-properties fo:margin-left="0in" fo:margin-right="0in" fo:line-height="100%" fo:text-indent="0in" style:auto-text-indent="false">
        <style:tab-stops>
          <style:tab-stop style:position="0in"/>
        </style:tab-stops>
      </style:paragraph-properties>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P1">Of all the myriad problems to solve in the realm of programming, perhaps one of the most interesting is crafting a new programming language. Whereas many problems in computing revolve around using general tools to solve a specific problem, programming language design is one of the few areas in which the issue is creating a general and customizable base on which any problem can be solved. Furthermore, languages themselves are not all equivalent: different languages target different problems and can have other characteristics such as performance, code portability and distribution methods. While these factors are important, and can become driving concerns in business environments, most of the interesting aspects of language design are in the language itself. This paper will examine the components necessary in designing a programming language, and in the process will cover the design and implementation of my own language, Terse.</text:p>
      <text:p text:style-name="P4">On Languages in General</text:p>
      <text:p text:style-name="P1">Programming languages, both in design and implementation, have a huge deal of variety to them. This can be broken down into several important factors: What programming paradigms are best supported? How does it apply types to data? What is its syntax like? How comprehensive is its standard library? While these will not suffice to give a full picture of a language, they can go a long way towards helping to characterize it. </text:p>
      <text:p text:style-name="P2">Programming Paradigms</text:p>
      <text:p text:style-name="P1">The most commonly referenced paradigms in modern programming languages are imperative, object-oriented and functional. Imperative programming centers around lists of commands that are fed into the computer in order, with these commands modifying the program's internal stat until it has arrived at the correct result. These instruction lists are divided into functions, which can pass data between each other throughout the course of the program. This style is commonly used both because it makes intuitive sense for the human user and because, beneath all the layers of abstraction, this is how computers really operate. Thus, in the hands of a skilled programmer, imperative languages offer the best level of control available over the machine. Some language designers, however, wanted code constructs to map more naturally to real-world concepts, so they created other paradigms for languages to work with.</text:p>
      <text:p text:style-name="P1">Object oriented programming is a more modern branch of imperative programming with the focus on self-contained, modular units called objects. These objects are collections of data passed around by the program, as well as functions that can be called on the object. The object oriented style has been used in procedural languages for decades, however some feel that this style is important enough to be given special significance in the language itself. Others are of the opinion that since object orientation can be achieved efficiently in procedural languages, incorporating the style into a language's syntax is <text:soft-page-break/>overstepping the bounds of the language. </text:p>
      <text:p text:style-name="P1">Functional programming is a departure from the procedural style in which side effects should theoretically not be present: when a function is called with the same value, it should always return the same result, and it should not change anything else in the process. On the one hand, this allows pieces of a program to be better understood on their own: when functions cannot modify anything outside of their own existence, it becomes less necessary to understand the entire system in order to understand a part of it. On the other hand, not everything can be shoehorned into a side-effect-free existence: communicating with the outside world is itself a side-effect, so breaking the “purity” of a program will always be necessary at some point for the program to do anything at all. </text:p>
      <text:p text:style-name="P1">For Terse, I chose a simple procedural syntax as it is simple for both humans and computers to understand, without unnecessarily limiting programmers to a certain subset of the computer's capabilities. Much of this is personal preference: I dislike language designers assuming they know my problems better than I do, and much prefer systems that give me enough tools to solve my specific problem satisfactorily over systems that sacrifice flexibility under the pretense of providing the most common operations built-in.</text:p>
      <text:p text:style-name="P2">Type Systems</text:p>
      <text:p text:style-name="P2"><text:span text:style-name="T1">A persistent problem in programming languages is identifying what a given piece of data represents. This can range from the micro level (differentiating between a bit of text and a number in memory) to larger applications (complex data structures). Programming languages are divided in how they handle this problem between untyped, weakly typed, and strongly typed languages. Untyped languages do not keep track of data types at all, instead leaving this job entirely to the programmer. This technique is not commonly used as it is almost comically error-prone even for small projects, and as the project grows understanding or changing it quickly becomes impossible. Weakly typed languages keep track of </text:span><text:soft-page-break/><text:span text:style-name="T1">variable types but allow the programmer considerable leeway in converting between types: multiplying a string by a three, for instance, may return the string repeated three times, or it may simply return garbage from trying to turn the text's internal data into a number. Strongly typed systems track types strictly and do not allow implicit conversion between them; the programmer must indicate these conversions themselves. While less error-prone, this also makes coding slower. Which system is better is a strong case of personal preference.</text:span></text:p>
      <text:p text:style-name="P3">A separate but related concept to typing strength is static versus dynamic typing. In static typing, the types of variables must be stated explicitly by the programmer, while in dynamic typing, the types of variables and arguments are discovered at runtime. Static typing carries an advantage in speed: if a compiler knows exactly what operations will be used based on the provided type declarations, it can produce faster code than a compiler that must generate generic code to be used at runtime. Static type declarations can also aid programmers in figuring out the intended meaning of a program, as well as to notify them when they're using a function in a way that wasn't intended. Dynamic typing, on the other hand, has an advantage in not cluttering up code with information not relating to the logic itself, as well as being able to more concisely describe generic interfaces.</text:p>
      <text:p text:style-name="P3">Terse uses a strong, dynamic type system mostly consisting of Common Lisp's, the language that Terse is implemented in. Converting between types mostly has to be done manually with conversion functions defined in the standard library. Terse will not provide optional type declarations as their primary utility is in performance tuning, and the interpreter is not nearly sophisticated enough to take advantage of this.</text:p>
      <text:p text:style-name="P2">Syntax</text:p>
      <text:p text:style-name="P2"><text:span text:style-name="T1">Terse's syntax is primarily based around statements classified by single-character identifiers and connected by the dot operator, '.'. All statements evaluate to a value that can then be used in other </text:span><text:soft-page-break/><text:span text:style-name="T1">expressions, though that value can be nil. Variables are defined with the letter v, the variable name, a dot, and its intended value, eg. “vfoo.5” would declare a variable foo with the value 5. If statements are indicated with 'i' and take a boolean statement and a block to execute if the statement is true. Else statements, when they occur, must come immediately after a preceding if or else statement, and can either have another boolean expression or be empty. While loops are written with 'w' and a conditional, and the body will keep evaluating while the conditional is true. In addition, loops in the style of C's for loops can be written as w.(init),(endcheck),(step) \block\. As somewhat alluded to in the previous example, statements can be parenthesized within enclosing statements; this is sometimes necessary to do so in order to achieve the desired nesting effect. </text:span></text:p>
      <text:p text:style-name="P3">Functions are defined with 'f', followed by the function's name, an optional argument list, and its body. Blocks are denoted with \ \, with the target statements in between. The last statement's return value will also serve as the value of the block, which in the case of functions and control structures will be their return values as well. Function, as well as variable, names are case-insensitive. Functions are called with 'c', followed by a dot and the function's arguments. Further arguments are separated by commas. This creates a significant problem with statements like this: 'cfoo.cbar.1,2'. The third argument (2) could be passed either to the call to bar or to foo, and there is no obvious way to tell which. Terse's solution is to parse arguments greedily by default, so the 2 would be associated with the call to bar. This can be overridden by parenthesizing cbar.1, in which case it would be foo called with two arguments.</text:p>
      <text:p text:style-name="P3">Literals can be of integers, floating-point numbers, strings and keywords, with each of these behaving about as expected. Keywords might require additional explanation: they are written with ':keyword' syntax, and are like strings except that any two keywords are guaranteed to refer to the same thing in memory and can thus be compared cheaply. Array literals are written with bracketed space-separated lists, which can be filled with either literals or more dynamic expressions. Arrays are indexed <text:soft-page-break/>by calling them like a function. Strings are a specialization of arrays containing only characters (denoted with single quotes). Arrays and strings are mutable, and their values are accessible by “calling” them like a function. Their members can be changed like so: 'v(carray.5).7'. Hash tables can be created with the standard-library “make-hash” function, and accessed by calling the hash. </text:p>
      <text:p text:style-name="P2">Standard Library</text:p>
      <text:p text:style-name="P2"><text:span text:style-name="T1">The Terse standard library is composed of functions for working with Terse's standard types, including type conversion, as well as functions for console and file IO. The basic functions in the standard library are defined in the host language, while everything built on these is implemented in Terse. The main standard library functions are:</text:span></text:p>
      <table:table table:name="Table1" table:style-name="Table1">
        <table:table-column table:style-name="Table1.A"/>
        <table:table-column table:style-name="Table1.B"/>
        <table:table-row>
          <table:table-cell table:style-name="Table1.A1" office:value-type="string">
            <text:p text:style-name="Table_20_Contents">Print msg</text:p>
          </table:table-cell>
          <table:table-cell table:style-name="Table1.B1" office:value-type="string">
            <text:p text:style-name="Table_20_Contents">Prints text out to the console</text:p>
          </table:table-cell>
        </table:table-row>
        <table:table-row>
          <table:table-cell table:style-name="Table1.A2" office:value-type="string">
            <text:p text:style-name="Table_20_Contents">Readchar</text:p>
          </table:table-cell>
          <table:table-cell table:style-name="Table1.B2" office:value-type="string">
            <text:p text:style-name="Table_20_Contents">Reads a character of text from input</text:p>
          </table:table-cell>
        </table:table-row>
        <table:table-row>
          <table:table-cell table:style-name="Table1.A2" office:value-type="string">
            <text:p text:style-name="Table_20_Contents">Readline</text:p>
          </table:table-cell>
          <table:table-cell table:style-name="Table1.B2" office:value-type="string">
            <text:p text:style-name="Table_20_Contents">Reads a line of text from input</text:p>
          </table:table-cell>
        </table:table-row>
        <table:table-row>
          <table:table-cell table:style-name="Table1.A2" office:value-type="string">
            <text:p text:style-name="Table_20_Contents">Openfile filename</text:p>
          </table:table-cell>
          <table:table-cell table:style-name="Table1.B2" office:value-type="string">
            <text:p text:style-name="Table_20_Contents">Opens a file</text:p>
          </table:table-cell>
        </table:table-row>
        <table:table-row>
          <table:table-cell table:style-name="Table1.A2" office:value-type="string">
            <text:p text:style-name="Table_20_Contents">Readfilechar filename</text:p>
          </table:table-cell>
          <table:table-cell table:style-name="Table1.B2" office:value-type="string">
            <text:p text:style-name="Table_20_Contents">Reads a character from the given file</text:p>
          </table:table-cell>
        </table:table-row>
        <table:table-row>
          <table:table-cell table:style-name="Table1.A2" office:value-type="string">
            <text:p text:style-name="Table_20_Contents">Readfileline filename</text:p>
          </table:table-cell>
          <table:table-cell table:style-name="Table1.B2" office:value-type="string">
            <text:p text:style-name="Table_20_Contents">Likewise by line</text:p>
          </table:table-cell>
        </table:table-row>
        <table:table-row>
          <table:table-cell table:style-name="Table1.A2" office:value-type="string">
            <text:p text:style-name="Table_20_Contents">Writefile text filename</text:p>
          </table:table-cell>
          <table:table-cell table:style-name="Table1.B2" office:value-type="string">
            <text:p text:style-name="Table_20_Contents">Writes the given text to the file</text:p>
          </table:table-cell>
        </table:table-row>
        <table:table-row>
          <table:table-cell table:style-name="Table1.A2" office:value-type="string">
            <text:p text:style-name="Table_20_Contents">Floor num</text:p>
          </table:table-cell>
          <table:table-cell table:style-name="Table1.B2" office:value-type="string">
            <text:p text:style-name="Table_20_Contents">Rounds a number down</text:p>
          </table:table-cell>
        </table:table-row>
        <table:table-row>
          <table:table-cell table:style-name="Table1.A2" office:value-type="string">
            <text:p text:style-name="Table_20_Contents">Ceil num</text:p>
          </table:table-cell>
          <table:table-cell table:style-name="Table1.B2" office:value-type="string">
            <text:p text:style-name="Table_20_Contents">Rounds a number up</text:p>
          </table:table-cell>
        </table:table-row>
        <table:table-row>
          <table:table-cell table:style-name="Table1.A2" office:value-type="string">
            <text:p text:style-name="Table_20_Contents">Round num</text:p>
          </table:table-cell>
          <table:table-cell table:style-name="Table1.B2" office:value-type="string">
            <text:p text:style-name="Table_20_Contents">Rounds a number</text:p>
          </table:table-cell>
        </table:table-row>
      </table:table>
      <text:p text:style-name="P2"><text:span text:style-name="T1"/></text:p>
      <text:p text:style-name="P11"><text:span text:style-name="T1">Todo</text:span></text:p>
      <text:p text:style-name="P12"><text:span text:style-name="T1">section “Implementation”</text:span></text:p>
      <text:list xml:id="list404691865" text:style-name="L1">
        <text:list-item>
          <text:p text:style-name="P8"><text:span text:style-name="T1">cover more in-depth structure of the interpreter</text:span></text:p>
        </text:list-item>
        <text:list-item>
          <text:p text:style-name="P8"><text:span text:style-name="T1">code samples</text:span></text:p>
        </text:list-item>
      </text:list>
      <text:p text:style-name="P7"><text:span text:style-name="T1">Include code samples and/or other figures in syntax and standard library section</text:span></text:p>
      <text:list xml:id="list2008348006" text:style-name="L3">
        <text:list-item>
          <text:p text:style-name="P10"><text:span text:style-name="T1">right now there's a bunch of inline stuff, and it looks ugly. Might switch over to html/similar to better use code blocks.</text:span></text:p>
        </text:list-item>
      </text:list>
      <text:p text:style-name="P7"><text:span text:style-name="T1">ci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23:00:03</meta:creation-date>
    <dc:date>2012-04-05T00:58:51</dc:date>
    <meta:editing-duration>PT8H9M12S</meta:editing-duration>
    <meta:editing-cycles>28</meta:editing-cycles>
    <meta:generator>LibreOffice/3.5$Linux_X86_64 LibreOffice_project/350m1$Build-102</meta:generator>
    <meta:document-statistic meta:table-count="1" meta:image-count="0" meta:object-count="0" meta:page-count="7" meta:paragraph-count="46" meta:word-count="1731" meta:character-count="10798" meta:non-whitespace-character-count="9111"/>
  </office:meta>
</office:document-meta>
</file>